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B000001D9DB87FC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911f4" officeooo:paragraph-rsid="001911f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911f4" officeooo:paragraph-rsid="001911f4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图像1" text:anchor-type="paragraph" svg:x="0cm" svg:y="2.805cm" svg:width="17cm" svg:height="7.211cm" draw:z-index="0"><draw:image xlink:href="Pictures/100000000000045B000001D9DB87FCBF.png" xlink:type="simple" xlink:show="embed" xlink:actuate="onLoad"/></draw:frame>生死者游戏</text:p>
      <text:p text:style-name="P2"/>
      <text:p text:style-name="P2">使用单循环列表。将死者标记为死亡，计数时跳过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2:53:50.202446154</meta:creation-date>
    <dc:date>2014-09-27T12:55:13.142647640</dc:date>
    <meta:editing-duration>P0D</meta:editing-duration>
    <meta:editing-cycles>1</meta:editing-cycles>
    <meta:document-statistic meta:table-count="0" meta:image-count="1" meta:object-count="0" meta:page-count="1" meta:paragraph-count="2" meta:word-count="28" meta:character-count="28" meta:non-whitespace-character-count="28"/>
    <meta:generator>LibreOffice/4.2.4.2$Linux_X86_64 LibreOffice_project/420m0$Build-2</meta:generator>
  </office:meta>
</office:document-meta>
</file>